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118cf" officeooo:paragraph-rsid="000118cf"/>
    </style:style>
    <style:style style:name="P2" style:family="paragraph" style:parent-style-name="Heading_20_1">
      <style:text-properties style:font-name="Arial" officeooo:paragraph-rsid="000118cf"/>
    </style:style>
    <style:style style:name="P3" style:family="paragraph" style:parent-style-name="Heading_20_1">
      <style:text-properties style:font-name="Arial"/>
    </style:style>
    <style:style style:name="P4" style:family="paragraph" style:parent-style-name="Heading_20_1">
      <style:text-properties style:font-name="Arial" officeooo:rsid="000118cf" officeooo:paragraph-rsid="000118cf"/>
    </style:style>
    <style:style style:name="P5" style:family="paragraph" style:parent-style-name="Text_20_body">
      <style:text-properties style:font-name="Arial" officeooo:paragraph-rsid="000118cf"/>
    </style:style>
    <style:style style:name="P6" style:family="paragraph" style:parent-style-name="Text_20_body">
      <style:text-properties style:font-name="Arial"/>
    </style:style>
    <style:style style:name="P7" style:family="paragraph" style:parent-style-name="Text_20_body">
      <style:text-properties style:font-name="Arial" officeooo:rsid="000118cf" officeooo:paragraph-rsid="000118cf"/>
    </style:style>
    <style:style style:name="P8" style:family="paragraph" style:parent-style-name="Text_20_body">
      <style:text-properties style:font-name="Arial" officeooo:rsid="00020e5f" officeooo:paragraph-rsid="00020e5f"/>
    </style:style>
    <style:style style:name="T1" style:family="text">
      <style:text-properties officeooo:rsid="000e9558"/>
    </style:style>
    <style:style style:name="T2" style:family="text">
      <style:text-properties officeooo:rsid="000118cf"/>
    </style:style>
    <style:style style:name="T3" style:family="text">
      <style:text-properties officeooo:rsid="00020e5f"/>
    </style:style>
    <style:style style:name="T4"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bout</text:h>
      <text:p text:style-name="P5"/>
      <text:p text:style-name="P5"><text:span text:style-name="T1">This document describes the </text:span><text:span text:style-name="T2">processes of a gossip instance.</text:span></text:p>
      <text:p text:style-name="P5"/>
      <text:h text:style-name="P3" text:outline-level="1">Gossip Instance</text:h>
      <text:p text:style-name="P6"/>
      <text:p text:style-name="P1"><text:span text:style-name="T4">See doc </text:span><text:a xlink:type="simple" xlink:href="../hifadhi_instance_creation.odt" text:style-name="Internet_20_link" text:visited-style-name="Visited_20_Internet_20_Link"><text:span text:style-name="T4">hifadhi_instance_creation.odt</text:span></text:a><text:span text:style-name="T4"> on instance arrangement.</text:span></text:p>
      <text:p text:style-name="P7">All instances are gossip instances. An instance is not somehow configured to be a gossip instance. </text:p>
      <text:p text:style-name="P7">What makes an instance a gossip instance is the event that other instances refer to that instance as gossip instance. If in your adapter you set the wrong gossip instance, you will not get any error but will only utilize that instance. In short all instances can gossip.</text:p>
      <text:p text:style-name="P7"/>
      <text:h text:style-name="P4" text:outline-level="1">Instance Registration</text:h>
      <text:p text:style-name="P5"/>
      <text:p text:style-name="P7">Instance registration is the event another instance sends its information to a gossip instance. <text:span text:style-name="T3">Within this information is the Ipv4 of the instance, the name of the instance, the amount of used ram at that point in time, the free ram.</text:span></text:p>
      <text:h text:style-name="P3" text:outline-level="1">Adapter Connection</text:h>
      <text:p text:style-name="P6"/>
      <text:p text:style-name="P8">For an adapter to connect to a gossip instance, it should provide the instance password. To which it will receive information in the active instances and their information. </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5:08:44.920000000</meta:creation-date>
    <dc:date>2022-06-06T13:57:39.034000000</dc:date>
    <meta:editing-duration>PT5M6S</meta:editing-duration>
    <meta:editing-cycles>3</meta:editing-cycles>
    <meta:generator>LibreOffice/7.3.2.2$Windows_X86_64 LibreOffice_project/49f2b1bff42cfccbd8f788c8dc32c1c309559be0</meta:generator>
    <meta:document-statistic meta:table-count="0" meta:image-count="0" meta:object-count="0" meta:page-count="1" meta:paragraph-count="10" meta:word-count="155" meta:character-count="956" meta:non-whitespace-character-count="809"/>
  </office:meta>
</office:document-meta>
</file>